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text-properties fo:font-size="12pt" style:font-size-asian="12pt" style:font-size-complex="18pt"/>
    </style:style>
    <style:style style:name="P2" style:family="paragraph">
      <style:paragraph-properties fo:text-align="center"/>
      <style:text-properties fo:font-size="12pt" style:font-size-asian="12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0cm" svg:height="0.75cm" svg:x="1.3cm" svg:y="1.338cm">
          <draw:text-box>
            <text:p text:style-name="P1">&lt;%= link_to 'Show', product %&gt;</text:p>
          </draw:text-box>
        </draw:frame>
        <draw:frame draw:style-name="gr1" draw:text-style-name="P1" draw:layer="layout" svg:width="11.4cm" svg:height="0.75cm" svg:x="1.3cm" svg:y="3.738cm">
          <draw:text-box>
            <text:p text:style-name="P1">&lt;a href="/products/14"&gt;Show&lt;/a&gt;</text:p>
          </draw:text-box>
        </draw:frame>
        <draw:frame draw:style-name="gr2" draw:text-style-name="P1" draw:layer="layout" svg:width="15.8cm" svg:height="1.05cm" svg:x="1.3cm" svg:y="5.438cm">
          <draw:text-box>
            <text:p text:style-name="P1">&lt;%= link_to 'Edit', edit_product_path(product) %&gt;</text:p>
          </draw:text-box>
        </draw:frame>
        <draw:frame draw:style-name="gr1" draw:text-style-name="P1" draw:layer="layout" svg:width="11.7cm" svg:height="0.75cm" svg:x="1.3cm" svg:y="7.738cm">
          <draw:text-box>
            <text:p text:style-name="P1">&lt;a href="/products/14/edit"&gt;Edit&lt;/a&gt;</text:p>
          </draw:text-box>
        </draw:frame>
        <draw:frame draw:style-name="gr2" draw:text-style-name="P1" draw:layer="layout" svg:width="24.8cm" svg:height="1.05cm" svg:x="1.3cm" svg:y="9.838cm">
          <draw:text-box>
            <text:p text:style-name="P1">&lt;%= link_to 'Destroy', product, method: :delete, data: { confirm: 'Are you sure?' } %&gt;</text:p>
          </draw:text-box>
        </draw:frame>
        <draw:frame draw:style-name="gr1" draw:text-style-name="P1" draw:layer="layout" svg:width="20.9cm" svg:height="0.75cm" svg:x="1.3cm" svg:y="12.038cm">
          <draw:text-box>
            <text:p text:style-name="P1">&lt;a data-confirm="Are you sure?" rel="nofollow" data-method="delete" href="/products/14"&gt;Destroy&lt;/a&gt;</text:p>
          </draw:text-box>
        </draw:frame>
        <draw:connector draw:style-name="gr3" draw:text-style-name="P2" draw:layer="layout" draw:type="line" svg:x1="3.15cm" svg:y1="1.94cm" svg:x2="1.8cm" svg:y2="3.9cm" draw:start-shape="id1" draw:start-glue-point="2" draw:end-shape="id2" draw:end-glue-point="0" svg:d="M3150 1940l-1350 1960" svg:viewBox="0 0 1351 1961">
          <text:p/>
        </draw:connector>
        <draw:connector draw:style-name="gr3" draw:text-style-name="P2" draw:layer="layout" draw:type="line" svg:x1="6.05cm" svg:y1="1.94cm" svg:x2="4.45cm" svg:y2="3.9cm" draw:start-shape="id3" draw:start-glue-point="2" draw:end-shape="id4" draw:end-glue-point="0" svg:d="M6050 1940l-1600 1960" svg:viewBox="0 0 1601 1961">
          <text:p/>
        </draw:connector>
        <draw:connector draw:style-name="gr3" draw:text-style-name="P2" draw:layer="layout" draw:type="line" svg:x1="4.45cm" svg:y1="1.94cm" svg:x2="6.55cm" svg:y2="3.9cm" draw:start-shape="id5" draw:start-glue-point="2" draw:end-shape="id6" draw:end-glue-point="0" svg:d="M4450 1940l2100 1960" svg:viewBox="0 0 2101 1961">
          <text:p/>
        </draw:connector>
        <draw:connector draw:style-name="gr3" draw:text-style-name="P2" draw:layer="layout" draw:type="line" svg:x1="7.55cm" svg:y1="6.04cm" svg:x2="4.8cm" svg:y2="7.86cm" draw:start-shape="id7" draw:start-glue-point="2" draw:end-shape="id8" draw:end-glue-point="0" svg:d="M7550 6040l-2750 1820" svg:viewBox="0 0 2751 1821">
          <text:p/>
        </draw:connector>
        <draw:custom-shape draw:style-name="gr4" draw:text-style-name="P2" xml:id="id1" draw:id="id1" draw:layer="layout" svg:width="1.3cm" svg:height="0.44cm" svg:x="2.5cm" svg:y="1.5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9cm" svg:y1="10.44cm" svg:x2="12.6cm" svg:y2="12.2cm" draw:start-shape="id9" draw:start-glue-point="2" draw:end-shape="id10" draw:end-glue-point="0" svg:d="M8900 10440l3700 1760" svg:viewBox="0 0 3701 1761">
          <text:p/>
        </draw:connector>
        <draw:connector draw:style-name="gr3" draw:text-style-name="P2" draw:layer="layout" draw:type="line" svg:x1="13.6cm" svg:y1="10.44cm" svg:x2="4.9cm" svg:y2="12.2cm" draw:start-shape="id11" draw:start-glue-point="2" draw:end-shape="id12" draw:end-glue-point="0" svg:d="M13600 10440l-8700 1760" svg:viewBox="0 0 8701 1761">
          <text:p/>
        </draw:connector>
        <draw:custom-shape draw:style-name="gr4" draw:text-style-name="P2" xml:id="id5" draw:id="id5" draw:layer="layout" svg:width="1.1cm" svg:height="0.44cm" svg:x="3.9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1.5cm" svg:height="0.44cm" svg:x="5.3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0.6cm" svg:height="0.44cm" svg:x="1.5cm" svg:y="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2.3cm" svg:height="0.44cm" svg:x="3.3cm" svg:y="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1.1cm" svg:height="0.44cm" svg:x="6cm" svg:y="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5.1cm" svg:height="0.44cm" svg:x="5cm" svg:y="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3.2cm" svg:height="0.44cm" svg:x="3.2cm" svg:y="7.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3cm" svg:height="0.44cm" svg:x="7.4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6cm" svg:height="0.44cm" svg:x="10.6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5.6cm" svg:height="0.44cm" svg:x="2.1cm" svg:y="1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4.2cm" svg:height="0.44cm" svg:x="10.5cm" svg:y="12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4:13:50.360000000</meta:creation-date>
    <dc:date>2015-07-13T14:32:20.089000000</dc:date>
    <meta:editing-duration>PT12M42S</meta:editing-duration>
    <meta:editing-cycles>5</meta:editing-cycles>
    <meta:generator>LibreOffice/4.2.7.2$Windows_x86 LibreOffice_project/933c0aa564ec4f8883ed5732c866db48dca4dac5</meta:generator>
    <meta:document-statistic meta:object-count="24"/>
  </office:meta>
</office:document-meta>
</file>